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10-23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5-06-25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12-06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5-0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2072" calcext:value-type="float">
            <text:p>13.0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12032" calcext:value-type="float">
            <text:p>13.08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08188387097" calcext:value-type="float">
            <text:p>13.0408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96567741936" calcext:value-type="float">
            <text:p>12.7396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5050322581" calcext:value-type="float">
            <text:p>12.4965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41339354839" calcext:value-type="float">
            <text:p>12.35413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7848" calcext:value-type="float">
            <text:p>12.22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29948387097" calcext:value-type="float">
            <text:p>12.162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84616" calcext:value-type="float">
            <text:p>12.27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05305806452" calcext:value-type="float">
            <text:p>12.4305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10219354839" calcext:value-type="float">
            <text:p>12.6010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72312" calcext:value-type="float">
            <text:p>12.7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53476129032" calcext:value-type="float">
            <text:p>12.9453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2744" calcext:value-type="float">
            <text:p>12.9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56875" calcext:value-type="float">
            <text:p>12.9325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92807741936" calcext:value-type="float">
            <text:p>12.77928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58856" calcext:value-type="float">
            <text:p>12.49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6239483871" calcext:value-type="float">
            <text:p>12.1662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03752258065" calcext:value-type="float">
            <text:p>11.90037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56152258065" calcext:value-type="float">
            <text:p>11.91561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60522857143" calcext:value-type="float">
            <text:p>12.06605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4996129032" calcext:value-type="float">
            <text:p>12.2564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47045" calcext:value-type="float">
            <text:p>12.4947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44576" calcext:value-type="float">
            <text:p>12.75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84825806452" calcext:value-type="float">
            <text:p>12.8084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2410322581" calcext:value-type="float">
            <text:p>12.67024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1976516129" calcext:value-type="float">
            <text:p>12.4219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7488516129" calcext:value-type="float">
            <text:p>12.3274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983225807" calcext:value-type="float">
            <text:p>12.03969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0959483871" calcext:value-type="float">
            <text:p>11.8309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1233548387" calcext:value-type="float">
            <text:p>11.7041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50082580645" calcext:value-type="float">
            <text:p>11.7050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98422857143" calcext:value-type="float">
            <text:p>11.90984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483" calcext:value-type="float">
            <text:p>11.97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1140645161" calcext:value-type="float">
            <text:p>11.7281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2753548387" calcext:value-type="float">
            <text:p>11.7772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6408" calcext:value-type="float">
            <text:p>11.83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8016" calcext:value-type="float">
            <text:p>11.82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925" calcext:value-type="float">
            <text:p>11.97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05891612903" calcext:value-type="float">
            <text:p>11.9405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01264" calcext:value-type="float">
            <text:p>11.73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27835" calcext:value-type="float">
            <text:p>11.6027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83744" calcext:value-type="float">
            <text:p>11.42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15385806452" calcext:value-type="float">
            <text:p>11.35153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2848571429" calcext:value-type="float">
            <text:p>11.31428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84095483871" calcext:value-type="float">
            <text:p>11.3884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869" calcext:value-type="float">
            <text:p>11.5248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8612307692" calcext:value-type="float">
            <text:p>11.667861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23821935484" calcext:value-type="float">
            <text:p>11.8823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51368" calcext:value-type="float">
            <text:p>12.24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531" calcext:value-type="float">
            <text:p>12.249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46147096774" calcext:value-type="float">
            <text:p>11.8746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35801290323" calcext:value-type="float">
            <text:p>11.41358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3672" calcext:value-type="float">
            <text:p>11.09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8183225806" calcext:value-type="float">
            <text:p>11.09481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37122758621" calcext:value-type="float">
            <text:p>11.203712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0845" calcext:value-type="float">
            <text:p>11.3440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3776" calcext:value-type="float">
            <text:p>11.60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967025" calcext:value-type="float">
            <text:p>11.8396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0908" calcext:value-type="float">
            <text:p>12.09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0307096774" calcext:value-type="float">
            <text:p>12.1550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9793" calcext:value-type="float">
            <text:p>12.059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55112" calcext:value-type="float">
            <text:p>11.73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0188" calcext:value-type="float">
            <text:p>11.41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0415" calcext:value-type="float">
            <text:p>11.3810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49382857143" calcext:value-type="float">
            <text:p>11.53493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2514" calcext:value-type="float">
            <text:p>11.73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9669677419" calcext:value-type="float">
            <text:p>11.85396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10864516129" calcext:value-type="float">
            <text:p>12.011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778275" calcext:value-type="float">
            <text:p>11.9777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77024" calcext:value-type="float">
            <text:p>12.14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17995" calcext:value-type="float">
            <text:p>12.1117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23181935484" calcext:value-type="float">
            <text:p>12.13231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40769032258" calcext:value-type="float">
            <text:p>11.82407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7326451613" calcext:value-type="float">
            <text:p>11.5277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31692903226" calcext:value-type="float">
            <text:p>11.5431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1283636364" calcext:value-type="float">
            <text:p>11.591128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0512727273" calcext:value-type="float">
            <text:p>12.048051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40755" calcext:value-type="float">
            <text:p>12.0340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94424" calcext:value-type="float">
            <text:p>12.09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0776774194" calcext:value-type="float">
            <text:p>12.07607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087" calcext:value-type="float">
            <text:p>12.04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9108" calcext:value-type="float">
            <text:p>10.38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79021935484" calcext:value-type="float">
            <text:p>10.3279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0843870968" calcext:value-type="float">
            <text:p>10.3230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4994285714" calcext:value-type="float">
            <text:p>10.41849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37145806452" calcext:value-type="float">
            <text:p>10.47371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60451612903" calcext:value-type="float">
            <text:p>10.6360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57472" calcext:value-type="float">
            <text:p>10.57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43158709677" calcext:value-type="float">
            <text:p>10.6143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0528" calcext:value-type="float">
            <text:p>10.81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5512516129" calcext:value-type="float">
            <text:p>10.9955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0064516129" calcext:value-type="float">
            <text:p>10.84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1424" calcext:value-type="float">
            <text:p>10.58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608696774194" calcext:value-type="float">
            <text:p>9.7660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8632" calcext:value-type="float">
            <text:p>9.59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67195" calcext:value-type="float">
            <text:p>9.5667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80971428572" calcext:value-type="float">
            <text:p>9.689809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515561290323" calcext:value-type="float">
            <text:p>9.8851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6330322581" calcext:value-type="float">
            <text:p>10.09163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73352" calcext:value-type="float">
            <text:p>10.32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63981935484" calcext:value-type="float">
            <text:p>10.4863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71544" calcext:value-type="float">
            <text:p>10.55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7751483871" calcext:value-type="float">
            <text:p>10.5477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1143225807" calcext:value-type="float">
            <text:p>10.41511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31889032258" calcext:value-type="float">
            <text:p>10.05318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31111111111" calcext:value-type="float">
            <text:p>9.869311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33140869565" calcext:value-type="float">
            <text:p>10.083314086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01465806452" calcext:value-type="float">
            <text:p>10.12014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3246451613" calcext:value-type="float">
            <text:p>10.16832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1496" calcext:value-type="float">
            <text:p>10.29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89875" calcext:value-type="float">
            <text:p>10.6198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4972" calcext:value-type="float">
            <text:p>10.82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6996" calcext:value-type="float">
            <text:p>11.01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54258064516" calcext:value-type="float">
            <text:p>10.965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02" calcext:value-type="float">
            <text:p>10.70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44212413793" calcext:value-type="float">
            <text:p>10.044421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42755555556" calcext:value-type="float">
            <text:p>9.841427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308246153846" calcext:value-type="float">
            <text:p>9.833082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96448" calcext:value-type="float">
            <text:p>9.95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49700645161" calcext:value-type="float">
            <text:p>10.19497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70172903226" calcext:value-type="float">
            <text:p>10.3270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8472" calcext:value-type="float">
            <text:p>10.23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03656" calcext:value-type="float">
            <text:p>10.24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37718709677" calcext:value-type="float">
            <text:p>10.8337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93011612903" calcext:value-type="float">
            <text:p>10.77930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019896774194" calcext:value-type="float">
            <text:p>9.90019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4112" calcext:value-type="float">
            <text:p>9.66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33375" calcext:value-type="float">
            <text:p>9.5283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308028571429" calcext:value-type="float">
            <text:p>9.62308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125963636364" calcext:value-type="float">
            <text:p>9.801259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114" calcext:value-type="float">
            <text:p>9.12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8982" calcext:value-type="float">
            <text:p>8.618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217883870968" calcext:value-type="float">
            <text:p>8.6821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036851612903" calcext:value-type="float">
            <text:p>8.7003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53424516129" calcext:value-type="float">
            <text:p>8.7253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14967741936" calcext:value-type="float">
            <text:p>8.84214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26374193548" calcext:value-type="float">
            <text:p>9.1402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974" calcext:value-type="float">
            <text:p>9.34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1708" calcext:value-type="float">
            <text:p>8.33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1152" calcext:value-type="float">
            <text:p>8.2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315834482759" calcext:value-type="float">
            <text:p>8.243158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981175" calcext:value-type="float">
            <text:p>8.3998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252646153846" calcext:value-type="float">
            <text:p>8.432526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342" calcext:value-type="float">
            <text:p>8.31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105485714286" calcext:value-type="float">
            <text:p>8.33105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774941935484" calcext:value-type="float">
            <text:p>8.09774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69135483871" calcext:value-type="float">
            <text:p>8.2476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401858064516" calcext:value-type="float">
            <text:p>8.33401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875525" calcext:value-type="float">
            <text:p>8.3287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9396" calcext:value-type="float">
            <text:p>8.62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67225" calcext:value-type="float">
            <text:p>8.066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492675" calcext:value-type="float">
            <text:p>7.4149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43371428572" calcext:value-type="float">
            <text:p>7.443433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689422222222" calcext:value-type="float">
            <text:p>7.436894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14141935484" calcext:value-type="float">
            <text:p>7.42414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709784615385" calcext:value-type="float">
            <text:p>7.377097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31984516129" calcext:value-type="float">
            <text:p>7.5731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57375483871" calcext:value-type="float">
            <text:p>7.5357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40232258065" calcext:value-type="float">
            <text:p>7.76640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573275" calcext:value-type="float">
            <text:p>7.0057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55824516129" calcext:value-type="float">
            <text:p>6.8355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594116129032" calcext:value-type="float">
            <text:p>6.7559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567255172414" calcext:value-type="float">
            <text:p>6.865672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3885" calcext:value-type="float">
            <text:p>6.9183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9247" calcext:value-type="float">
            <text:p>6.9292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415948387097" calcext:value-type="float">
            <text:p>6.9541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480722580645" calcext:value-type="float">
            <text:p>6.9748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9980125" calcext:value-type="float">
            <text:p>7.07998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24335483871" calcext:value-type="float">
            <text:p>6.9492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41703225807" calcext:value-type="float">
            <text:p>6.83941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59385" calcext:value-type="float">
            <text:p>6.3659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5128" calcext:value-type="float">
            <text:p>6.23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037780645161" calcext:value-type="float">
            <text:p>6.39037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84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2552" calcext:value-type="float">
            <text:p>6.38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318" meta:object-count="0"/>
    <meta:user-defined meta:name="AppVersion">3.0</meta:user-defined>
  </office:meta>
</office:document-meta>
</file>